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222222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P2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222222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4" style:family="paragraph" style:parent-style-name="Standard" style:master-page-name="Standard">
      <style:paragraph-properties fo:margin-top="0cm" fo:margin-bottom="0cm" fo:line-height="100%" style:page-number="auto" fo:background-color="#ffffff">
        <style:background-image/>
      </style:paragraph-properties>
      <style:text-properties fo:color="#222222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P5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font-variant="normal" fo:text-transform="none" fo:color="#333333" style:font-name="Verdana" fo:font-size="9pt" fo:letter-spacing="normal" fo:language="ru" fo:country="RU" fo:font-style="normal" fo:font-weight="normal" style:font-name-asian="Times New Roman1" style:font-size-asian="10pt" style:language-asian="ru" style:country-asian="RU" style:font-weight-asian="bold" style:font-name-complex="Arial2" style:font-size-complex="10pt" style:font-weight-complex="bold"/>
    </style:style>
    <style:style style:name="P6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  <style:text-properties fo:font-variant="normal" fo:text-transform="none" fo:color="#333333" style:font-name="Verdana" fo:font-size="9pt" fo:letter-spacing="normal" fo:language="ru" fo:country="RU" fo:font-style="normal" fo:font-weight="normal" style:font-name-asian="Times New Roman1" style:font-size-asian="10pt" style:language-asian="ru" style:country-asian="RU" style:font-weight-asian="bold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222222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T1" style:family="text">
      <style:text-properties fo:color="#222222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T2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Verdana" fo:font-size="9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33333" style:font-name="Verdana" fo:font-size="9pt" fo:letter-spacing="normal" fo:language="en" fo:country="US" fo:font-style="normal" fo:font-weight="normal"/>
    </style:style>
    <style:style style:name="T5" style:family="text">
      <style:text-properties fo:font-variant="normal" fo:text-transform="none" fo:color="#333333" style:font-name="Verdana" fo:font-size="9pt" fo:letter-spacing="normal" fo:language="ru" fo:country="RU" fo:font-style="normal" fo:font-weight="normal"/>
    </style:style>
    <style:style style:name="T6" style:family="text">
      <style:text-properties fo:font-variant="normal" fo:text-transform="none" fo:color="#333333" style:font-name="Verdana" fo:font-size="9pt" fo:letter-spacing="normal" fo:language="ru" fo:country="RU" fo:font-style="normal" fo:font-weight="normal" style:font-weight-asian="bold" style:font-weight-complex="bold"/>
    </style:style>
    <style:style style:name="T7" style:family="text">
      <style:text-properties fo:font-variant="normal" fo:text-transform="none" fo:letter-spacing="normal" fo:language="ru" fo:country="RU" fo:font-style="normal" fo:font-weight="normal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льчук Сергей Владимирович</text:p>
      <text:p text:style-name="P1">действуйший на основании устава</text:p>
      <text:p text:style-name="P1"/>
      <text:p text:style-name="P1">ООО « Парус»</text:p>
      <text:p text:style-name="P1"/>
      <text:p text:style-name="P1"/>
      <text:p text:style-name="P1"> </text:p>
      <text:p text:style-name="P1">ИНН   7801565580</text:p>
      <text:p text:style-name="P1"> </text:p>
      <text:p text:style-name="P1">КПП    780101001</text:p>
      <text:p text:style-name="P2"> </text:p>
      <text:p text:style-name="P1">ОГРН  1127847049813</text:p>
      <text:p text:style-name="P1"> </text:p>
      <text:p text:style-name="P1">ОКВЭД     85.1</text:p>
      <text:p text:style-name="P1"> </text:p>
      <text:p text:style-name="P1">ОКПО    38055825</text:p>
      <text:p text:style-name="P1"/>
      <text:p text:style-name="P1"/>
      <text:p text:style-name="P1">юридический адресс</text:p>
      <text:p text:style-name="P1"/>
      <text:p text:style-name="P1">199226 Санкт-Петербург,ул.Кораблестроителей,</text:p>
      <text:p text:style-name="P1">д.16,к.2,лит.А ,помещение 6-Н, контактный телефон: 8(812) 402 18 00       8(921) 745-54-70</text:p>
      <text:p text:style-name="P1"> </text:p>
      <text:p text:style-name="P1">фактический адресс</text:p>
      <text:p text:style-name="P1"/>
      <text:p text:style-name="P1">199226 Санкт-Петербург,ул.Кораблестроителей,</text:p>
      <text:p text:style-name="P1">д.16,к.2,лит.А ,помещение 6-Н, контактный телефон: 8(812) 402 18 00       8(921) 745-54-70</text:p>
      <text:p text:style-name="P1"> </text:p>
      <text:p text:style-name="P1">Банк:</text:p>
      <text:p text:style-name="P1"> </text:p>
      <text:p text:style-name="P1">Дополнительный офис ”Лахта” ОАО “Банк” САНКТ – ПЕТЕРБУРГ” по адресу : 197374, г. Санкт – Петербург, ул. Савушкина, д.124 корп.1 лит.А</text:p>
      <text:p text:style-name="P1"/>
      <text:p text:style-name="P1"/>
      <text:p text:style-name="P1">к\С  <text:s/>30101810900000000790</text:p>
      <text:p text:style-name="P1">Р\С  40702810490060000061</text:p>
      <text:p text:style-name="P1"/>
      <text:p text:style-name="P3"><text:span text:style-name="T1">БИК <text:s/></text:span><text:bookmark text:name="_GoBack"/><text:span text:style-name="T1">044030790</text:span></text:p>
      <text:p text:style-name="P1"> </text:p>
      <text:p text:style-name="P1"/>
      <text:p text:style-name="P1"/>
      <text:p text:style-name="P5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на</meta:initial-creator>
    <meta:editing-cycles>6</meta:editing-cycles>
    <meta:creation-date>2013-02-27T10:38:00</meta:creation-date>
    <dc:date>2015-06-06T15:00:38.36</dc:date>
    <meta:editing-duration>P7DT23H39M32S</meta:editing-duration>
    <meta:generator>OpenOffice.org/3.4.1$Win32 OpenOffice.org_project/341m1$Build-9593</meta:generator>
    <meta:print-date>2015-06-04T14:12:12.44</meta:print-date>
    <meta:document-statistic meta:table-count="0" meta:image-count="0" meta:object-count="0" meta:page-count="1" meta:paragraph-count="28" meta:word-count="78" meta:character-count="6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